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bbec" officeooo:paragraph-rsid="000dbbec"/>
    </style:style>
    <style:style style:name="P2" style:family="paragraph" style:parent-style-name="Standard">
      <style:text-properties officeooo:rsid="000dbbec" officeooo:paragraph-rsid="000ea1d6"/>
    </style:style>
    <style:style style:name="P3" style:family="paragraph" style:parent-style-name="Standard">
      <style:text-properties officeooo:paragraph-rsid="000dbbec"/>
    </style:style>
    <style:style style:name="P4" style:family="paragraph" style:parent-style-name="Standard">
      <style:text-properties officeooo:rsid="000ea1d6" officeooo:paragraph-rsid="000ea1d6"/>
    </style:style>
    <style:style style:name="P5" style:family="paragraph" style:parent-style-name="Standard">
      <style:text-properties fo:font-weight="normal" officeooo:rsid="000ea1d6" officeooo:paragraph-rsid="000ea1d6" style:font-weight-asian="normal" style:font-weight-complex="normal"/>
    </style:style>
    <style:style style:name="T1" style:family="text">
      <style:text-properties officeooo:rsid="000dbbe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4 :</text:p>
      <text:p text:style-name="P1"/>
      <text:p text:style-name="P3"><text:span text:style-name="T1">1/ Pour c</text:span>réer un dossier "shared" à la racine du dossier de l'examen, <text:span text:style-name="T1">il faut :</text:span></text:p>
      <text:p text:style-name="P1">cd exam </text:p>
      <text:p text:style-name="P1">mkdir shared </text:p>
      <text:p text:style-name="P3"/>
      <text:p text:style-name="P3"><text:span text:style-name="T1">2/</text:span></text:p>
      <text:p text:style-name="P3"><text:span text:style-name="T1">Pour mettre </text:span>"Toto" en tant que propriétaire du dossier "shared", <text:span text:style-name="T1">il faut :</text:span></text:p>
      <text:p text:style-name="P1">sudo chown toto shared </text:p>
      <text:p text:style-name="P1"/>
      <text:p text:style-name="P1">Mettre son mot de passe :  « toto »</text:p>
      <text:p text:style-name="P3"/>
      <text:p text:style-name="P3"/>
      <text:p text:style-name="P3"><text:span text:style-name="T1">3/</text:span></text:p>
      <text:p text:style-name="P3"><text:span text:style-name="T1"><text:s/>Pour créer d</text:span>ans ce dossier un fichier "owned_by_toto" contenant "echo toto", <text:span text:style-name="T1">il faut :</text:span></text:p>
      <text:p text:style-name="P1">cd shared</text:p>
      <text:p text:style-name="P1">echo <text:s/>"echo toto" &gt; owned_by_toto</text:p>
      <text:p text:style-name="P1"/>
      <text:p text:style-name="P3"/>
      <text:p text:style-name="P3"><text:span text:style-name="T1">4/ </text:span></text:p>
      <text:p text:style-name="P3"><text:span text:style-name="T1">Pour que </text:span>"Toto"<text:span text:style-name="T1">soit</text:span> également propriétaire du fichier , <text:span text:style-name="T1">il faut :</text:span> </text:p>
      <text:p text:style-name="P2">sudo chown toto owned_by_toto</text:p>
      <text:p text:style-name="P4"/>
      <text:p text:style-name="P1"/>
      <text:p text:style-name="P3"><text:span text:style-name="T1">5/</text:span></text:p>
      <text:p text:style-name="P3"><text:span text:style-name="T1">Pour r</text:span>end<text:span text:style-name="T1">re </text:span>ce fichier executable avec bash (#!/usr/bin/bash), <text:span text:style-name="T1">il faut :</text:span></text:p>
      <text:p text:style-name="P4">sed -i ‘1i# !/usr/bin/bash’ owned_by_toto</text:p>
      <text:p text:style-name="P4"/>
      <text:p text:style-name="P3"/>
      <text:p text:style-name="P3"><text:span text:style-name="T1">6/</text:span></text:p>
      <text:p text:style-name="P3"><text:span text:style-name="T1">Pour d</text:span>onne<text:span text:style-name="T1">r </text:span>à "Toto" le droit d'executer ce script, <text:span text:style-name="T1">il faut :</text:span></text:p>
      <text:p text:style-name="P4">chmod +x owned_by_toto</text:p>
      <text:p text:style-name="P4"><text:s/></text:p>
      <text:p text:style-name="P5">7/</text:p>
      <text:p text:style-name="P4"><text:span text:style-name="T3">La commande </text:span><text:span text:style-name="Source_20_Text"><text:span text:style-name="T3">sudo chmod g+x owned_by_toto</text:span></text:span><text:span text:style-name="T3"> accorde le droit d'exécution au groupe propriétaire du fichier "owned_by_toto", permettant ainsi à tous les utilisateurs de ce groupe d'exécuter le fichier. </text:span></text:p>
      <text:p text:style-name="P5"/>
      <text:p text:style-name="P5">8/</text:p>
      <text:p text:style-name="P4"><text:span text:style-name="T3">La commande </text:span><text:span text:style-name="Source_20_Text"><text:span text:style-name="T3">sudo chown root:root owned_by_toto</text:span></text:span><text:span text:style-name="T3"> modifie le propriétaire et le groupe d'un fichier, en attribuant à "root" à la fois le rôle d'utilisateur et de groupe. Après cette commande, seul l'utilisateur "root" pourra avoir un contrôle total sur le fichier, sauf si ses permissions sont modifiées. </text:span></text:p>
      <text:p text:style-name="P3"/>
      <text:p text:style-name="P1"/>
      <text:p text:style-name="P1"/>
      <text:p text:style-name="P1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3T12:32:12.978000000</meta:creation-date>
    <dc:date>2025-03-13T12:50:12.113000000</dc:date>
    <meta:editing-duration>PT7M22S</meta:editing-duration>
    <meta:editing-cycles>1</meta:editing-cycles>
    <meta:document-statistic meta:table-count="0" meta:image-count="0" meta:object-count="0" meta:page-count="1" meta:paragraph-count="26" meta:word-count="198" meta:character-count="1180" meta:non-whitespace-character-count="996"/>
    <meta:generator>LibreOffice/24.2.7.2$Windows_X86_64 LibreOffice_project/ee3885777aa7032db5a9b65deec9457448a91162</meta:generator>
  </office:meta>
</office:document-meta>
</file>